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D000000F03C9A62DDB2623AF6.jpg" manifest:media-type="image/jpeg"/>
  <manifest:file-entry manifest:full-path="Pictures/100000000000029A0000029A7A3471D6DA9827C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694in" fo:margin-left="0.35in" table:align="left"/>
    </style:style>
    <style:style style:name="Table1.A" style:family="table-column">
      <style:table-column-properties style:column-width="1.5201in"/>
    </style:style>
    <style:style style:name="Table1.C" style:family="table-column">
      <style:table-column-properties style:column-width="1.5097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7.5694in" fo:margin-left="0.35in" table:align="left"/>
    </style:style>
    <style:style style:name="Table2.A" style:family="table-column">
      <style:table-column-properties style:column-width="1.5201in"/>
    </style:style>
    <style:style style:name="Table2.C" style:family="table-column">
      <style:table-column-properties style:column-width="1.5097in"/>
    </style:style>
    <style:style style:name="Table2.1" style:family="table-row">
      <style:table-row-properties style:min-row-height="0.292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fo:font-size="8pt" officeooo:rsid="00819dd2" officeooo:paragraph-rsid="00819dd2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font-size="8pt" officeooo:rsid="00819dd2" officeooo:paragraph-rsid="00819dd2" style:font-size-asian="8pt" style:font-size-complex="8pt"/>
    </style:style>
    <style:style style:name="P3" style:family="paragraph" style:parent-style-name="Standard">
      <style:text-properties officeooo:rsid="0093c6f1" officeooo:paragraph-rsid="0093c6f1"/>
    </style:style>
    <style:style style:name="P4" style:family="paragraph" style:parent-style-name="Standard">
      <style:text-properties fo:font-size="6pt" officeooo:rsid="0093c6f1" officeooo:paragraph-rsid="0093c6f1" style:font-size-asian="5.25pt" style:font-size-complex="6pt"/>
    </style:style>
    <style:style style:name="P5" style:family="paragraph" style:parent-style-name="Standard">
      <style:text-properties fo:font-size="2pt" officeooo:rsid="0093c6f1" officeooo:paragraph-rsid="0093c6f1" style:font-size-asian="1.75pt" style:font-size-complex="2pt"/>
    </style:style>
    <style:style style:name="P6" style:family="paragraph" style:parent-style-name="Standard">
      <style:text-properties fo:font-size="2pt" officeooo:rsid="0093c6f1" officeooo:paragraph-rsid="00bb3e26" style:font-size-asian="1.75pt" style:font-size-complex="2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P9" style:family="paragraph" style:parent-style-name="Table_20_Contents">
      <style:paragraph-properties fo:text-align="center" style:justify-single-word="false"/>
      <style:text-properties officeooo:rsid="00b33d0d" officeooo:paragraph-rsid="00b33d0d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b8a3b8" officeooo:paragraph-rsid="00bb3e2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rsid="00b8a3b8" officeooo:paragraph-rsid="00bb3e26" style:font-size-asian="10pt" style:font-size-complex="10pt"/>
    </style:style>
    <style:style style:name="P12" style:family="paragraph" style:parent-style-name="Standard">
      <style:paragraph-properties fo:break-before="page"/>
      <style:text-properties fo:font-size="2pt" officeooo:rsid="0093c6f1" officeooo:paragraph-rsid="00bb3e26" style:font-size-asian="1.75pt" style:font-size-complex="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333366" style:font-name="Liberation Sans" fo:font-size="16pt" style:font-size-asian="16pt" style:font-size-complex="16pt"/>
    </style:style>
    <style:style style:name="P15" style:family="paragraph">
      <loext:graphic-properties draw:fill-color="#333366"/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12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12pt"/>
    </style:style>
    <style:style style:name="T1" style:family="text">
      <style:text-properties officeooo:rsid="0094b763"/>
    </style:style>
    <style:style style:name="T2" style:family="text">
      <style:text-properties fo:color="#333366" style:font-name="Liberation Sans" fo:font-size="16pt" style:font-size-asian="16pt" style:font-size-complex="16pt"/>
    </style:style>
    <style:style style:name="T3" style:family="text">
      <style:text-properties fo:font-size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35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-color="#33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<draw:frame text:anchor-type="paragraph" draw:z-index="0" draw:name="Shape4" draw:style-name="gr1" draw:text-style-name="P13" svg:width="3.5421in" svg:height="0.1925in" svg:x="3.7957in" svg:y="-1.2846in"><draw:text-box><text:p>[PAYEE_ADDRESS]</text:p></draw:text-box></draw:frame><draw:frame text:anchor-type="paragraph" draw:z-index="3" draw:name="Shape7" draw:style-name="gr1" draw:text-style-name="P17" svg:width="3.6815in" svg:height="0.1925in" svg:x="4.2398in" svg:y="0.1102in"><draw:text-box><text:p text:style-name="P16"><text:span text:style-name="T3">[BANK_CHECK_NUMBER_TEXT]</text:span></text:p></draw:text-box></draw:frame><draw:frame text:anchor-type="paragraph" draw:z-index="1" draw:name="Shape5" draw:style-name="gr2" draw:text-style-name="P14" svg:width="2.4067in" svg:height="0.2571in" svg:x="0.3689in" svg:y="0.0339in"><draw:text-box><text:p><text:span text:style-name="T2">Paiement : [NUMBER]</text:span></text:p></draw:text-box></draw:frame></text:p>
        <text:p text:style-name="P3"><draw:line text:anchor-type="paragraph" draw:z-index="2" draw:name="Shape6" draw:style-name="gr3" draw:text-style-name="P15" svg:x1="0.3063in" svg:y1="0.1654in" svg:x2="7.952in" svg:y2="0.1654in"><text:p/></draw:line></text:p>
        <text:p text:style-name="P3"><draw:frame text:anchor-type="paragraph" draw:z-index="4" draw:name="Shape8" draw:style-name="gr1" draw:text-style-name="P13" svg:width="4.9189in" svg:height="0.1925in" svg:x="0.3736in" svg:y="0.0571in"><draw:text-box><text:p><text:span text:style-name="T4">Responsable :</text:span> [RESPONSIBLE]</text:p></draw:text-box></draw:frame></text:p>
        <text:p text:style-name="P3"><draw:frame text:anchor-type="paragraph" draw:z-index="5" draw:name="Shape9" draw:style-name="gr4" draw:text-style-name="P19" svg:width="7.5398in" svg:height="1.1512in" svg:x="0.3634in" svg:y="0.1417in"><draw:text-box><text:p><text:span text:style-name="T3">Madame, Monsieur,</text:span></text:p><text:p><text:span text:style-name="T5"/></text:p><text:p><text:span text:style-name="T3">Veuillez trouver ci-dessous le chèque[BANK_CHECK_NUMBER] d’un montant de [AMOUNT] [CURRENCY] à l'ordre de [PAYEE]. Ce paiement correspond aux références suivantes :</text:span></text:p><text:p><text:span text:style-name="T5"/></text:p><text:p text:style-name="P18"><text:span text:style-name="T6">Nous vous invitons à nous faire parvenir vos coordonnées bancaires si ce n'est pas déjà fait.</text:span></text:p><text:p text:style-name="P18">Veuillez agréer, Madame, Monsieur, nos salutations les meilleures.</text:p></draw:text-box></draw:frame></text:p>
        <text:p text:style-name="P3"/>
        <text:p text:style-name="P3"/>
        <text:p text:style-name="P4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able:table table:name="Table1" table:style-name="Table1">
          <table:table-column table:style-name="Table1.A" table:number-columns-repeated="2"/>
          <table:table-column table:style-name="Table1.C" table:number-columns-repeated="3"/>
          <table:table-row>
            <table:table-cell table:style-name="Table1.A1" office:value-type="string">
              <text:p text:style-name="P9">Votre référence</text:p>
            </table:table-cell>
            <table:table-cell table:style-name="Table1.A1" office:value-type="string">
              <text:p text:style-name="P9">Notre référence</text:p>
            </table:table-cell>
            <table:table-cell table:style-name="Table1.A1" office:value-type="string">
              <text:p text:style-name="P9">Date de facture</text:p>
            </table:table-cell>
            <table:table-cell table:style-name="Table1.A1" office:value-type="string">
              <text:p text:style-name="P9">Montant HT</text:p>
            </table:table-cell>
            <table:table-cell table:style-name="Table1.E1" office:value-type="string">
              <text:p text:style-name="P9">Montant TTC</text:p>
            </table:table-cell>
          </table:table-row>
        </table:table>
        <table:table table:name="Table2" table:style-name="Table2">
          <table:table-column table:style-name="Table2.A" table:number-columns-repeated="2"/>
          <table:table-column table:style-name="Table2.C" table:number-columns-repeated="3"/>
          <table:table-row table:style-name="Table2.1">
            <table:table-cell table:style-name="Table2.A1" office:value-type="string">
              <text:p text:style-name="P10">[REFERENCE_NUMBER]</text:p>
            </table:table-cell>
            <table:table-cell table:style-name="Table2.A1" office:value-type="string">
              <text:p text:style-name="P10">[NUMBER]</text:p>
            </table:table-cell>
            <table:table-cell table:style-name="Table2.A1" office:value-type="string">
              <text:p text:style-name="P10">[INVOICED_AT]</text:p>
            </table:table-cell>
            <table:table-cell table:style-name="Table2.A1" office:value-type="string">
              <text:p text:style-name="P11">[PRETAX_AMOUNT]</text:p>
            </table:table-cell>
            <table:table-cell table:style-name="Table2.E1" office:value-type="string">
              <text:p text:style-name="P11">[AMOUNT]</text:p>
            </table:table-cell>
          </table:table-row>
        </table:table>
        <text:p text:style-name="P6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8pt" officeooo:rsid="00819dd2" officeooo:paragraph-rsid="00819dd2" style:font-size-asian="8pt" style:font-size-complex="8pt"/>
    </style:style>
    <style:style style:name="MP2" style:family="paragraph" style:parent-style-name="Standard">
      <style:paragraph-properties fo:text-align="start" style:justify-single-word="false"/>
      <style:text-properties fo:font-size="8pt" officeooo:rsid="00819dd2" officeooo:paragraph-rsid="00819dd2" style:font-size-asian="8pt" style:font-size-complex="8pt"/>
    </style:style>
    <style:style style:name="MP3" style:family="paragraph">
      <loext:graphic-properties draw:fill="none" draw:fill-color="#ffffff"/>
      <style:text-properties fo:font-size="12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MT1" style:family="text">
      <style:text-properties officeooo:rsid="0094b763"/>
    </style:style>
    <style:style style:name="MT2" style:family="text">
      <style:text-properties fo:font-size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35%" draw:color-mode="standard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3.4in" fo:margin-left="0.1in" fo:margin-right="0.1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[PRINTED_AT] <text:s text:c="9"/></text:span><text:span text:style-name="MT1"><text:page-number text:select-page="current">2</text:page-number></text:span></text:p>
        <text:p text:style-name="MP2"><draw:frame draw:style-name="Mfr1" draw:name="company_logo" text:anchor-type="paragraph" svg:x="0.3457in" svg:y="0in" svg:width="1.0783in" svg:height="1.0783in" draw:z-index="13"><draw:image xlink:href="Pictures/100000000000029A0000029A7A3471D6DA9827CC.jpg" xlink:type="simple" xlink:show="embed" xlink:actuate="onLoad"/></draw:frame><draw:frame text:anchor-type="paragraph" draw:z-index="7" draw:name="Shape1" draw:style-name="Mgr1" draw:text-style-name="MP3" svg:width="2.9795in" svg:height="0.1925in" svg:x="0.3in" svg:y="1.2244in"><draw:text-box><text:p><text:span text:style-name="MT2">[COMPANY_ADDRESS]</text:span></text:p></draw:text-box></draw:frame><draw:frame text:anchor-type="paragraph" draw:z-index="9" draw:name="Shape2" draw:style-name="Mgr1" draw:text-style-name="MP3" svg:width="2.7606in" svg:height="0.1925in" svg:x="0.2898in" svg:y="2.6264in"><draw:text-box><text:p><text:span text:style-name="MT2">[COMPANY_EMAIL]</text:span></text:p></draw:text-box></draw:frame><draw:frame text:anchor-type="paragraph" draw:z-index="11" draw:name="Shape3" draw:style-name="Mgr1" draw:text-style-name="MP3" svg:width="2.6878in" svg:height="0.1925in" svg:x="0.2898in" svg:y="2.8189in"><draw:text-box><text:p><text:span text:style-name="MT2">[COMPANY_WEBSITE]</text:span></text:p></draw:text-box></draw:frame></text:p>
      </style:header>
      <style:footer>
        <text:p text:style-name="MP4"><draw:frame draw:style-name="Mfr2" draw:name="Image1" text:anchor-type="paragraph" svg:x="1.2181in" svg:y="0.0665in" svg:width="7.0516in" svg:height="3.2236in" draw:z-index="15"><draw:image xlink:href="Pictures/100000000000020D000000F03C9A62DDB2623AF6.jpg" xlink:type="simple" xlink:show="embed" xlink:actuate="onLoad"/></draw:frame></text:p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9-05-23T10:53:45.856868646</dc:date>
    <meta:editing-duration>PT13H9M15S</meta:editing-duration>
    <meta:editing-cycles>188</meta:editing-cycles>
    <meta:document-statistic meta:table-count="2" meta:image-count="2" meta:object-count="0" meta:page-count="2" meta:paragraph-count="11" meta:word-count="18" meta:character-count="151" meta:non-whitespace-character-count="135"/>
  </office:meta>
</office:document-meta>
</file>